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118" calcext:value-type="float">
            <text:p>1.18E-1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5733" calcext:value-type="float">
            <text:p>0.00000012573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419118" calcext:value-type="float">
            <text:p>0.0000000419118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905045" calcext:value-type="float">
            <text:p>0.0000009050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994849" calcext:value-type="float">
            <text:p>9.94849E-1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52547" calcext:value-type="float">
            <text:p>0.00001525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215734" calcext:value-type="float">
            <text:p>0.000000021573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225153" calcext:value-type="float">
            <text:p>0.022515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414164" calcext:value-type="float">
            <text:p>0.0004141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638233" calcext:value-type="float">
            <text:p>0.00006382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805172" calcext:value-type="float">
            <text:p>0.00008051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8809" calcext:value-type="float">
            <text:p>3.78809E-1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1511" calcext:value-type="float">
            <text:p>0.0016151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683226" calcext:value-type="float">
            <text:p>0.00000006832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252897" calcext:value-type="float">
            <text:p>0.0000000025289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6163" calcext:value-type="float">
            <text:p>0.00000001616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725059" calcext:value-type="float">
            <text:p>7.25059E-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266" calcext:value-type="float">
            <text:p>0.0003226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232696" calcext:value-type="float">
            <text:p>0.00000002326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0295893" calcext:value-type="float">
            <text:p>2.95893E-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0206468" calcext:value-type="float">
            <text:p>2.06468E-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68166" calcext:value-type="float">
            <text:p>0.0000006816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15005" calcext:value-type="float">
            <text:p>0.000021500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70531" calcext:value-type="float">
            <text:p>0.002705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68498" calcext:value-type="float">
            <text:p>9.68498E-1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7406" calcext:value-type="float">
            <text:p>0.0000474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11722" calcext:value-type="float">
            <text:p>0.000000021172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43438" calcext:value-type="float">
            <text:p>1.43438E-1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161469" calcext:value-type="float">
            <text:p>1.61469E-1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505306" calcext:value-type="float">
            <text:p>0.0000505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89832" calcext:value-type="float">
            <text:p>0.00000068983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0934693" calcext:value-type="float">
            <text:p>9.34693E-1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253096" calcext:value-type="float">
            <text:p>0.00000000253096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840476" calcext:value-type="float">
            <text:p>0.000084047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377273" calcext:value-type="float">
            <text:p>0.000003772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29" calcext:value-type="float">
            <text:p>0.0000000052429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223595" calcext:value-type="float">
            <text:p>0.0000022359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0122824" calcext:value-type="float">
            <text:p>1.22824E-1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369969" calcext:value-type="float">
            <text:p>0.0000000036996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338245" calcext:value-type="float">
            <text:p>0.0000000033824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188137" calcext:value-type="float">
            <text:p>0.0000001881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83516" calcext:value-type="float">
            <text:p>0.000018351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0953924" calcext:value-type="float">
            <text:p>9.53924E-1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95335E-015" calcext:value-type="float">
            <text:p>1.95335E-1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855744" calcext:value-type="float">
            <text:p>0.0000000085574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604641" calcext:value-type="float">
            <text:p>6.04641E-1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12859" calcext:value-type="float">
            <text:p>0.0031285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27884" calcext:value-type="float">
            <text:p>0.00001278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690406" calcext:value-type="float">
            <text:p>0.069040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347777" calcext:value-type="float">
            <text:p>0.000000034777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329578" calcext:value-type="float">
            <text:p>3.29578E-1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266394" calcext:value-type="float">
            <text:p>0.000000002663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86897" calcext:value-type="float">
            <text:p>0.0000048689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497062" calcext:value-type="float">
            <text:p>0.00000004970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56E-015" calcext:value-type="float">
            <text:p>1.35356E-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402225" calcext:value-type="float">
            <text:p>4.02225E-1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60678" calcext:value-type="float">
            <text:p>0.00001606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42E-015" calcext:value-type="float">
            <text:p>1.72742E-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.87946E-027" calcext:value-type="float">
            <text:p>7.87946E-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930854" calcext:value-type="float">
            <text:p>0.000000093085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475206" calcext:value-type="float">
            <text:p>0.0000047520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318458" calcext:value-type="float">
            <text:p>0.00000031845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16573" calcext:value-type="float">
            <text:p>0.0000001657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11973" calcext:value-type="float">
            <text:p>0.0000119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6121" calcext:value-type="float">
            <text:p>0.00000002461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526435" calcext:value-type="float">
            <text:p>0.0052643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600057" calcext:value-type="float">
            <text:p>0.060005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309" calcext:value-type="float">
            <text:p>1.309E-1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268043" calcext:value-type="float">
            <text:p>0.0000002680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409851" calcext:value-type="float">
            <text:p>0.0000040985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789869" calcext:value-type="float">
            <text:p>0.000007898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64342" calcext:value-type="float">
            <text:p>0.000006434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767111" calcext:value-type="float">
            <text:p>7.67111E-1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656151" calcext:value-type="float">
            <text:p>0.00000065615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93022" calcext:value-type="float">
            <text:p>0.000019302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153753" calcext:value-type="float">
            <text:p>0.000000153753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63984" calcext:value-type="float">
            <text:p>0.000005639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115347" calcext:value-type="float">
            <text:p>1.15347E-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45178" calcext:value-type="float">
            <text:p>0.000000024517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413637" calcext:value-type="float">
            <text:p>0.00004136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704037" calcext:value-type="float">
            <text:p>0.00000070403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422069" calcext:value-type="float">
            <text:p>0.0042206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61593" calcext:value-type="float">
            <text:p>0.0000016159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923107" calcext:value-type="float">
            <text:p>0.00092310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000862257" calcext:value-type="float">
            <text:p>8.62257E-13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6761E-016" calcext:value-type="float">
            <text:p>1.36761E-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325617" calcext:value-type="float">
            <text:p>0.000000032561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9.0137E-017" calcext:value-type="float">
            <text:p>9.0137E-1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594954" calcext:value-type="float">
            <text:p>0.000005949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855741" calcext:value-type="float">
            <text:p>0.000085574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45689" calcext:value-type="float">
            <text:p>0.014568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51861" calcext:value-type="float">
            <text:p>0.0025186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545584" calcext:value-type="float">
            <text:p>0.000005455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05374" calcext:value-type="float">
            <text:p>0.0000002053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141" calcext:value-type="float">
            <text:p>1.09141E-1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173299" calcext:value-type="float">
            <text:p>0.000000001732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124162" calcext:value-type="float">
            <text:p>1.24162E-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85855" calcext:value-type="float">
            <text:p>0.018585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1357" calcext:value-type="float">
            <text:p>0.00026135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232743" calcext:value-type="float">
            <text:p>0.000000232743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06716950821854" calcext:value-type="float">
            <text:p>0.00206716950821854</text:p>
          </table:table-cell>
        </table:table-row>
        <table:table-row table:style-name="ro1" table:number-rows-repeated="10484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0:41:12.534190209</meta:creation-date>
    <dc:date>2023-02-13T11:01:28.897430449</dc:date>
    <meta:editing-duration>PT8M26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